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.712cm" fo:min-width="0cm"/>
    </style:style>
    <style:style style:name="gr2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ccff" draw:fill="none" draw:fill-color="#ffffff" fo:min-height="11.55cm"/>
    </style:style>
    <style:style style:name="gr6" style:family="graphic" style:parent-style-name="standard">
      <style:graphic-properties draw:stroke="solid" svg:stroke-color="#ffffff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ccff" draw:fill="none" draw:fill-color="#ffffff" fo:min-height="11.15cm"/>
    </style:style>
    <style:style style:name="gr8" style:family="graphic" style:parent-style-name="standard">
      <style:graphic-properties draw:stroke="none" svg:stroke-color="#00ccff" draw:fill="none" draw:fill-color="#ffffff" fo:min-height="5.8cm"/>
    </style:style>
    <style:style style:name="gr9" style:family="graphic" style:parent-style-name="standard">
      <style:graphic-properties draw:stroke="none" svg:stroke-color="#00ccff" draw:fill="none" draw:fill-color="#ffffff" fo:min-height="12.15cm"/>
    </style:style>
    <style:style style:name="gr10" style:family="graphic" style:parent-style-name="standard">
      <style:graphic-properties draw:stroke="none" svg:stroke-color="#00ccff" draw:fill="none" draw:fill-color="#ffffff" fo:min-height="11.9cm"/>
    </style:style>
    <style:style style:name="gr11" style:family="graphic" style:parent-style-name="standard">
      <style:graphic-properties draw:stroke="none" svg:stroke-color="#00ccff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ccff" draw:fill="none" draw:fill-color="#ffffff" fo:min-height="0cm"/>
    </style:style>
    <style:style style:name="gr13" style:family="graphic" style:parent-style-name="standard">
      <style:graphic-properties draw:stroke="none" svg:stroke-color="#00ccff" draw:fill="none" draw:fill-color="#ffffff" fo:min-height="0.1cm"/>
    </style:style>
    <style:style style:name="P1" style:family="paragraph">
      <style:text-properties fo:font-size="12pt"/>
    </style:style>
    <style:style style:name="P2" style:family="paragraph">
      <style:text-properties fo:color="#ff00cc"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00cc"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color="#ff00cc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3" draw:id="id3" draw:layer="layout" svg:width="0.786cm" svg:height="0.962cm" svg:x="23.076cm" svg:y="7.738cm">
          <draw:text-box>
            <text:p><text:span text:style-name="T1">&amp;</text:span></text:p>
          </draw:text-box>
        </draw:frame>
        <draw:frame draw:style-name="gr2" draw:text-style-name="P1" xml:id="id2" draw:id="id2" draw:layer="layout" svg:width="2.267cm" svg:height="0.725cm" svg:x="19.832cm" svg:y="7cm">
          <draw:text-box>
            <text:p><text:span text:style-name="T1">Proc.new</text:span></text:p>
          </draw:text-box>
        </draw:frame>
        <draw:frame draw:style-name="gr2" draw:text-style-name="P2" xml:id="id4" draw:id="id4" draw:layer="layout" svg:width="1.374cm" svg:height="0.725cm" svg:x="18.776cm" svg:y="13.7cm">
          <draw:text-box>
            <text:p><text:span text:style-name="T2">Proc</text:span></text:p>
          </draw:text-box>
        </draw:frame>
        <draw:frame draw:style-name="gr2" draw:text-style-name="P1" xml:id="id10" draw:id="id10" draw:layer="layout" svg:width="1.92cm" svg:height="0.725cm" svg:x="23.976cm" svg:y="12.8cm">
          <draw:text-box>
            <text:p><text:span text:style-name="T1">to_proc</text:span></text:p>
          </draw:text-box>
        </draw:frame>
        <draw:frame draw:style-name="gr2" draw:text-style-name="P1" xml:id="id8" draw:id="id8" draw:layer="layout" svg:width="3.326cm" svg:height="0.725cm" svg:x="27.776cm" svg:y="7.8cm">
          <draw:text-box>
            <text:p><text:span text:style-name="T1">define_method</text:span></text:p>
          </draw:text-box>
        </draw:frame>
        <draw:frame draw:style-name="gr2" draw:text-style-name="P2" xml:id="id9" draw:id="id9" draw:layer="layout" svg:width="1.924cm" svg:height="0.725cm" svg:x="28.276cm" svg:y="11.838cm">
          <draw:text-box>
            <text:p><text:span text:style-name="T2">method</text:span></text:p>
          </draw:text-box>
        </draw:frame>
        <draw:frame draw:style-name="gr3" draw:text-style-name="P1" xml:id="id5" draw:id="id5" draw:layer="layout" svg:width="1.899cm" svg:height="0.725cm" svg:x="14.2cm" svg:y="5.538cm">
          <draw:text-box>
            <text:p><text:span text:style-name="T1">lambda</text:span></text:p>
          </draw:text-box>
        </draw:frame>
        <draw:frame draw:style-name="gr1" draw:text-style-name="P1" xml:id="id6" draw:id="id6" draw:layer="layout" svg:width="0.887cm" svg:height="0.962cm" svg:x="16.476cm" svg:y="7.338cm">
          <draw:text-box>
            <text:p><text:span text:style-name="T1">-&gt;</text:span></text:p>
          </draw:text-box>
        </draw:frame>
        <draw:frame draw:style-name="gr2" draw:text-style-name="P2" xml:id="id7" draw:id="id7" draw:layer="layout" svg:width="1.899cm" svg:height="0.725cm" svg:x="12.9cm" svg:y="11.338cm">
          <draw:text-box>
            <text:p><text:span text:style-name="T2">lambda</text:span></text:p>
          </draw:text-box>
        </draw:frame>
        <draw:frame draw:style-name="gr2" draw:text-style-name="P1" xml:id="id11" draw:id="id11" draw:layer="layout" svg:width="3.245cm" svg:height="0.725cm" svg:x="13.693cm" svg:y="15.3cm">
          <draw:text-box>
            <text:p><text:span text:style-name="T1">Proc#lambda?</text:span></text:p>
          </draw:text-box>
        </draw:frame>
        <draw:connector draw:style-name="gr4" draw:text-style-name="P3" draw:layer="layout" draw:type="curve" svg:x1="21.926cm" svg:y1="2.2cm" svg:x2="20.965cm" svg:y2="7cm" draw:start-shape="id1" draw:start-glue-point="8" draw:end-shape="id2" svg:d="M21926 2200c0 3601-961 1202-961 4800" svg:viewBox="0 0 962 4801">
          <text:p/>
        </draw:connector>
        <draw:connector draw:style-name="gr4" draw:text-style-name="P3" draw:layer="layout" draw:type="curve" svg:x1="21.926cm" svg:y1="2.2cm" svg:x2="23.469cm" svg:y2="7.738cm" draw:start-shape="id1" draw:start-glue-point="8" draw:end-shape="id3" draw:end-glue-point="0" svg:d="M21926 2200c0 4155 1543 1386 1543 5538" svg:viewBox="0 0 1544 5539">
          <text:p/>
        </draw:connector>
        <draw:connector draw:style-name="gr4" draw:text-style-name="P3" draw:layer="layout" draw:type="curve" svg:x1="20.965cm" svg:y1="7.725cm" svg:x2="19.463cm" svg:y2="13.7cm" draw:start-shape="id2" draw:end-shape="id4" draw:end-glue-point="0" svg:d="M20965 7725c0 4482-1502 1495-1502 5975" svg:viewBox="0 0 1503 5976">
          <text:p/>
        </draw:connector>
        <draw:connector draw:style-name="gr4" draw:text-style-name="P3" draw:layer="layout" draw:type="curve" svg:x1="23.469cm" svg:y1="8.7cm" svg:x2="19.463cm" svg:y2="13.7cm" draw:start-shape="id3" draw:start-glue-point="2" draw:end-shape="id4" draw:end-glue-point="0" svg:d="M23469 8700c0 3750-4006 1250-4006 5000" svg:viewBox="0 0 4007 5001">
          <text:p/>
        </draw:connector>
        <draw:connector draw:style-name="gr4" draw:text-style-name="P3" draw:layer="layout" draw:type="curve" svg:x1="21.254cm" svg:y1="1.922cm" svg:x2="15.149cm" svg:y2="5.538cm" draw:start-shape="id1" draw:start-glue-point="7" draw:end-shape="id5" draw:end-glue-point="0" svg:d="M21254 1922c0 2922-6105 1114-6105 3616" svg:viewBox="0 0 6106 3617">
          <text:p/>
        </draw:connector>
        <draw:connector draw:style-name="gr4" draw:text-style-name="P3" draw:layer="layout" draw:type="curve" svg:x1="21.254cm" svg:y1="1.922cm" svg:x2="16.919cm" svg:y2="7.338cm" draw:start-shape="id1" draw:start-glue-point="7" draw:end-shape="id6" draw:end-glue-point="0" svg:d="M21254 1922c0 4272-4335 1564-4335 5416" svg:viewBox="0 0 4336 5417">
          <text:p/>
        </draw:connector>
        <draw:connector draw:style-name="gr4" draw:text-style-name="P3" draw:layer="layout" draw:type="curve" svg:x1="15.149cm" svg:y1="6.263cm" svg:x2="13.849cm" svg:y2="11.338cm" draw:start-shape="id5" draw:end-shape="id7" draw:end-glue-point="0" svg:d="M15149 6263c0 3807-1300 1270-1300 5075" svg:viewBox="0 0 1301 5076">
          <text:p/>
        </draw:connector>
        <draw:connector draw:style-name="gr4" draw:text-style-name="P3" draw:layer="layout" draw:type="curve" svg:x1="16.919cm" svg:y1="8.3cm" svg:x2="13.849cm" svg:y2="11.338cm" draw:start-shape="id6" draw:start-glue-point="2" draw:end-shape="id7" draw:end-glue-point="0" svg:d="M16919 8300c0 2278-3070 760-3070 3038" svg:viewBox="0 0 3071 3039">
          <text:p/>
        </draw:connector>
        <draw:connector draw:style-name="gr4" draw:text-style-name="P3" draw:layer="layout" draw:type="curve" svg:x1="22.598cm" svg:y1="1.922cm" svg:x2="29.439cm" svg:y2="7.8cm" draw:start-shape="id1" draw:start-glue-point="9" draw:end-shape="id8" draw:end-glue-point="0" svg:d="M22598 1922c0 4618 6841 1680 6841 5878" svg:viewBox="0 0 6842 5879">
          <text:p/>
        </draw:connector>
        <draw:connector draw:style-name="gr4" draw:text-style-name="P3" draw:layer="layout" draw:type="curve" svg:x1="29.439cm" svg:y1="8.525cm" svg:x2="29.238cm" svg:y2="11.838cm" draw:start-shape="id8" draw:start-glue-point="2" draw:end-shape="id9" draw:end-glue-point="0" svg:d="M29439 8525c0 2485-201 829-201 3313" svg:viewBox="0 0 202 3314">
          <text:p/>
        </draw:connector>
        <draw:connector draw:style-name="gr4" draw:text-style-name="P3" draw:layer="layout" draw:type="curve" svg:x1="28.276cm" svg:y1="12.2cm" svg:x2="25.896cm" svg:y2="13.162cm" draw:start-shape="id9" draw:start-glue-point="3" draw:end-shape="id10" draw:end-glue-point="1" svg:d="M28276 12200c-1785 0-595 962-2380 962" svg:viewBox="0 0 2381 963">
          <text:p/>
        </draw:connector>
        <draw:connector draw:style-name="gr4" draw:text-style-name="P3" draw:layer="layout" draw:type="curve" svg:x1="23.976cm" svg:y1="13.162cm" svg:x2="20.15cm" svg:y2="14.062cm" draw:start-shape="id10" draw:start-glue-point="3" draw:end-shape="id4" draw:end-glue-point="1" svg:d="M23976 13162c-2869 0-957 900-3826 900" svg:viewBox="0 0 3827 901">
          <text:p/>
        </draw:connector>
        <draw:connector draw:style-name="gr4" draw:text-style-name="P3" draw:layer="layout" draw:type="curve" svg:x1="18.776cm" svg:y1="14.062cm" svg:x2="16.938cm" svg:y2="15.662cm" draw:start-shape="id4" draw:start-glue-point="3" draw:end-shape="id11" svg:d="M18776 14062c-1378 0-460 1600-1838 1600" svg:viewBox="0 0 1839 1601">
          <text:p/>
        </draw:connector>
        <draw:connector draw:style-name="gr4" draw:text-style-name="P3" draw:layer="layout" draw:type="curve" svg:x1="13.849cm" svg:y1="12.063cm" svg:x2="15.315cm" svg:y2="15.3cm" draw:start-shape="id7" draw:start-glue-point="2" draw:end-shape="id11" svg:d="M13849 12063c0 2428 1466 810 1466 3237" svg:viewBox="0 0 1467 3238">
          <text:p/>
        </draw:connector>
        <draw:frame draw:style-name="gr2" draw:text-style-name="P1" xml:id="id12" draw:id="id12" draw:layer="layout" svg:width="1.328cm" svg:height="0.725cm" svg:x="24.776cm" svg:y="8.6cm">
          <draw:text-box>
            <text:p><text:span text:style-name="T1">proc</text:span></text:p>
          </draw:text-box>
        </draw:frame>
        <draw:connector draw:style-name="gr4" draw:text-style-name="P3" draw:layer="layout" draw:type="curve" svg:x1="21.926cm" svg:y1="2.2cm" svg:x2="25.44cm" svg:y2="8.6cm" draw:start-shape="id1" draw:start-glue-point="8" draw:end-shape="id12" draw:end-glue-point="0" svg:d="M21926 2200c0 4801 3514 1602 3514 6400" svg:viewBox="0 0 3515 6401">
          <text:p/>
        </draw:connector>
        <draw:connector draw:style-name="gr4" draw:text-style-name="P3" draw:layer="layout" draw:type="curve" svg:x1="25.44cm" svg:y1="9.325cm" svg:x2="19.463cm" svg:y2="13.7cm" draw:start-shape="id12" draw:start-glue-point="2" draw:end-shape="id4" draw:end-glue-point="0" svg:d="M25440 9325c0 3282-5977 1095-5977 4375" svg:viewBox="0 0 5978 4376">
          <text:p/>
        </draw:connector>
        <draw:frame draw:style-name="gr5" draw:text-style-name="P1" xml:id="id13" draw:id="id13" draw:layer="layout" svg:width="3.6cm" svg:height="11.8cm" svg:x="0.8cm" svg:y="2.7cm">
          <draw:text-box>
            <text:p><text:span text:style-name="T1">class C</text:span></text:p>
            <text:p><text:span text:style-name="T1"><text:s/></text:span><text:span text:style-name="T1">def m &amp;b</text:span></text:p>
            <text:p><text:span text:style-name="T1"><text:s text:c="3"/></text:span><text:span text:style-name="T1">puts 1</text:span></text:p>
            <text:p><text:span text:style-name="T1"><text:s text:c="3"/></text:span><text:span text:style-name="T1">-&gt; do</text:span></text:p>
            <text:p><text:span text:style-name="T1"><text:s text:c="4"/></text:span><text:span text:style-name="T1">puts 0.1</text:span></text:p>
            <text:p><text:span text:style-name="T1"><text:s text:c="4"/></text:span><text:span text:style-name="T1">return</text:span></text:p>
            <text:p><text:span text:style-name="T1"><text:s text:c="4"/></text:span><text:span text:style-name="T1">puts 0.2</text:span></text:p>
            <text:p><text:span text:style-name="T1"><text:s text:c="3"/></text:span><text:span text:style-name="T1">end.call</text:span></text:p>
            <text:p><text:span text:style-name="T1"><text:s text:c="3"/></text:span><text:span text:style-name="T1">puts 2</text:span></text:p>
            <text:p><text:span text:style-name="T1"><text:s/></text:span><text:span text:style-name="T1">end</text:span></text:p>
            <text:p><text:span text:style-name="T1">end</text:span></text:p>
            <text:p><text:span text:style-name="T1"/></text:p>
            <text:p><text:span text:style-name="T1">c = C.new</text:span></text:p>
            <text:p><text:span text:style-name="T1"/></text:p>
            <text:p><text:span text:style-name="T1">c.m</text:span></text:p>
            <text:p><text:span text:style-name="T1"/></text:p>
            <text:p><text:span text:style-name="T1">Produce:</text:span></text:p>
            <text:p><text:span text:style-name="T1">1</text:span></text:p>
            <text:p><text:span text:style-name="T1">0.1</text:span></text:p>
            <text:p><text:span text:style-name="T1">2</text:span></text:p>
            <text:p><text:span text:style-name="T1"/></text:p>
          </draw:text-box>
        </draw:frame>
        <draw:custom-shape draw:style-name="gr6" draw:text-style-name="P5" xml:id="id1" draw:id="id1" draw:layer="layout" svg:width="1.9cm" svg:height="1.9cm" svg:x="20.976cm" svg:y="0.3cm">
          <text:p text:style-name="P4"><text:span text:style-name="T2">bloc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xml:id="id15" draw:id="id15" draw:layer="layout" svg:width="3.3cm" svg:height="11.4cm" svg:x="12.7cm" svg:y="28.8cm">
          <draw:text-box>
            <text:p><text:span text:style-name="T1">class C</text:span></text:p>
            <text:p><text:span text:style-name="T1"><text:s/></text:span><text:span text:style-name="T1">def m &amp;b</text:span></text:p>
            <text:p><text:span text:style-name="T1"><text:s text:c="3"/></text:span><text:span text:style-name="T1">puts 1</text:span></text:p>
            <text:p><text:span text:style-name="T1"><text:s text:c="3"/></text:span><text:span text:style-name="T1">proc do</text:span></text:p>
            <text:p><text:span text:style-name="T1"><text:s text:c="4"/></text:span><text:span text:style-name="T1">puts 0.1</text:span></text:p>
            <text:p><text:span text:style-name="T1"><text:s text:c="4"/></text:span><text:span text:style-name="T1">return</text:span></text:p>
            <text:p><text:span text:style-name="T1"><text:s text:c="4"/></text:span><text:span text:style-name="T1">puts 0.2</text:span></text:p>
            <text:p><text:span text:style-name="T1"><text:s text:c="3"/></text:span><text:span text:style-name="T1">end.call</text:span></text:p>
            <text:p><text:span text:style-name="T1"><text:s text:c="3"/></text:span><text:span text:style-name="T1">puts 2</text:span></text:p>
            <text:p><text:span text:style-name="T1"><text:s/></text:span><text:span text:style-name="T1">end</text:span></text:p>
            <text:p><text:span text:style-name="T1">end</text:span></text:p>
            <text:p><text:span text:style-name="T1"/></text:p>
            <text:p><text:span text:style-name="T1">c = C.new</text:span></text:p>
            <text:p><text:span text:style-name="T1"/></text:p>
            <text:p><text:span text:style-name="T1">c.m</text:span></text:p>
            <text:p><text:span text:style-name="T1"/></text:p>
            <text:p><text:span text:style-name="T1">Produce:</text:span></text:p>
            <text:p><text:span text:style-name="T1">1</text:span></text:p>
            <text:p><text:span text:style-name="T1">0.1</text:span></text:p>
            <text:p><text:span text:style-name="T1"/></text:p>
          </draw:text-box>
        </draw:frame>
        <draw:frame draw:style-name="gr8" draw:text-style-name="P1" xml:id="id16" draw:id="id16" draw:layer="layout" svg:width="15.4cm" svg:height="12.101cm" svg:x="19.4cm" svg:y="26.5cm">
          <draw:text-box>
            <text:p><text:span text:style-name="T1"/></text:p>
            <text:p><text:span text:style-name="T1">class C</text:span></text:p>
            <text:p><text:span text:style-name="T1"><text:s/></text:span><text:span text:style-name="T1">def m &amp;b</text:span></text:p>
            <text:p><text:span text:style-name="T1"><text:s text:c="3"/></text:span><text:span text:style-name="T1">puts 1</text:span></text:p>
            <text:p><text:span text:style-name="T1"><text:s text:c="3"/></text:span><text:span text:style-name="T1">b.call</text:span></text:p>
            <text:p><text:span text:style-name="T1"><text:s text:c="3"/></text:span><text:span text:style-name="T1">puts 2</text:span></text:p>
            <text:p><text:span text:style-name="T1"><text:s/></text:span><text:span text:style-name="T1">end</text:span></text:p>
            <text:p><text:span text:style-name="T1">end</text:span></text:p>
            <text:p><text:span text:style-name="T1"/></text:p>
            <text:p><text:span text:style-name="T1">c = C.new</text:span></text:p>
            <text:p><text:span text:style-name="T1"/></text:p>
            <text:p><text:span text:style-name="T1">c.m do</text:span></text:p>
            <text:p><text:span text:style-name="T1"><text:s text:c="2"/></text:span><text:span text:style-name="T1">puts 0.1</text:span></text:p>
            <text:p><text:span text:style-name="T1"><text:s text:c="2"/></text:span><text:span text:style-name="T1">return</text:span></text:p>
            <text:p><text:span text:style-name="T1"><text:s text:c="2"/></text:span><text:span text:style-name="T1">puts 0.2</text:span></text:p>
            <text:p><text:span text:style-name="T1">end</text:span></text:p>
            <text:p><text:span text:style-name="T1"/></text:p>
            <text:p><text:span text:style-name="T1">Produce:</text:span></text:p>
            <text:p><text:span text:style-name="T1">1</text:span></text:p>
            <text:p><text:span text:style-name="T1">0.1</text:span></text:p>
            <text:p><text:span text:style-name="T1">return-proc.rb:13:in `block in &lt;main&gt;': unexpected return (LocalJumpError)</text:span></text:p>
            <text:p><text:span text:style-name="T1"><text:s text:c="8"/></text:span><text:span text:style-name="T1">from return-proc.rb:4:in `call'</text:span></text:p>
            <text:p><text:span text:style-name="T1"><text:s text:c="8"/></text:span><text:span text:style-name="T1">from return-proc.rb:4:in `m'</text:span></text:p>
            <text:p><text:span text:style-name="T1"><text:s text:c="8"/></text:span><text:span text:style-name="T1">from return-proc.rb:11:in `&lt;main&gt;'</text:span></text:p>
            <text:p><text:span text:style-name="T1"/></text:p>
          </draw:text-box>
        </draw:frame>
        <draw:frame draw:style-name="gr9" draw:text-style-name="P1" xml:id="id14" draw:id="id14" draw:layer="layout" svg:width="3.4cm" svg:height="12.4cm" svg:x="8.4cm" svg:y="13.3cm">
          <draw:text-box>
            <text:p><text:span text:style-name="T1">class C</text:span></text:p>
            <text:p><text:span text:style-name="T1"><text:s/></text:span><text:span text:style-name="T1">def m &amp;b</text:span></text:p>
            <text:p><text:span text:style-name="T1"><text:s text:c="3"/></text:span><text:span text:style-name="T1">puts 1</text:span></text:p>
            <text:p><text:span text:style-name="T1"><text:s text:c="3"/></text:span><text:span text:style-name="T1">b.call</text:span></text:p>
            <text:p><text:span text:style-name="T1"><text:s text:c="3"/></text:span><text:span text:style-name="T1">puts 2</text:span></text:p>
            <text:p><text:span text:style-name="T1"><text:s/></text:span><text:span text:style-name="T1">end</text:span></text:p>
            <text:p><text:span text:style-name="T1">end</text:span></text:p>
            <text:p><text:span text:style-name="T1"/></text:p>
            <text:p><text:span text:style-name="T1">c = C.new</text:span></text:p>
            <text:p><text:span text:style-name="T1"/></text:p>
            <text:p><text:span text:style-name="T1">l = -&gt; do</text:span></text:p>
            <text:p><text:span text:style-name="T1"><text:s text:c="2"/></text:span><text:span text:style-name="T1">puts 0.1</text:span></text:p>
            <text:p><text:span text:style-name="T1"><text:s text:c="2"/></text:span><text:span text:style-name="T1">return</text:span></text:p>
            <text:p><text:span text:style-name="T1"><text:s text:c="2"/></text:span><text:span text:style-name="T1">puts 0.2</text:span></text:p>
            <text:p><text:span text:style-name="T1">end</text:span></text:p>
            <text:p><text:span text:style-name="T1"/></text:p>
            <text:p><text:span text:style-name="T1">c.m &amp;l</text:span></text:p>
            <text:p><text:span text:style-name="T1"/></text:p>
            <text:p><text:span text:style-name="T1">Produce:</text:span></text:p>
            <text:p><text:span text:style-name="T1">1</text:span></text:p>
            <text:p><text:span text:style-name="T1">0.1</text:span></text:p>
            <text:p><text:span text:style-name="T1">2</text:span></text:p>
            <text:p><text:span text:style-name="T1"/></text:p>
          </draw:text-box>
        </draw:frame>
        <draw:frame draw:style-name="gr10" draw:text-style-name="P1" xml:id="id17" draw:id="id17" draw:layer="layout" svg:width="15.7cm" svg:height="12.575cm" svg:x="27cm" svg:y="20.19cm">
          <draw:text-box>
            <text:p><text:span text:style-name="T1">class C</text:span></text:p>
            <text:p><text:span text:style-name="T1"><text:s/></text:span><text:span text:style-name="T1">def m &amp;b</text:span></text:p>
            <text:p><text:span text:style-name="T1"><text:s text:c="3"/></text:span><text:span text:style-name="T1">puts 1</text:span></text:p>
            <text:p><text:span text:style-name="T1"><text:s text:c="3"/></text:span><text:span text:style-name="T1">b.call</text:span></text:p>
            <text:p><text:span text:style-name="T1"><text:s text:c="3"/></text:span><text:span text:style-name="T1">puts 2</text:span></text:p>
            <text:p><text:span text:style-name="T1"><text:s/></text:span><text:span text:style-name="T1">end</text:span></text:p>
            <text:p><text:span text:style-name="T1">end</text:span></text:p>
            <text:p><text:span text:style-name="T1"/></text:p>
            <text:p><text:span text:style-name="T1">c = C.new</text:span></text:p>
            <text:p><text:span text:style-name="T1"/></text:p>
            <text:p><text:span text:style-name="T1">p = proc do</text:span></text:p>
            <text:p><text:span text:style-name="T1"><text:s text:c="2"/></text:span><text:span text:style-name="T1">puts 0.1</text:span></text:p>
            <text:p><text:span text:style-name="T1"><text:s text:c="2"/></text:span><text:span text:style-name="T1">return</text:span></text:p>
            <text:p><text:span text:style-name="T1"><text:s text:c="2"/></text:span><text:span text:style-name="T1">puts 0.2</text:span></text:p>
            <text:p><text:span text:style-name="T1">end</text:span></text:p>
            <text:p><text:span text:style-name="T1"/></text:p>
            <text:p><text:span text:style-name="T1">c.m &amp;p</text:span></text:p>
            <text:p><text:span text:style-name="T1"/></text:p>
            <text:p><text:span text:style-name="T1">Produce:</text:span></text:p>
            <text:p><text:span text:style-name="T1">1</text:span></text:p>
            <text:p><text:span text:style-name="T1">0.1</text:span></text:p>
            <text:p><text:span text:style-name="T1">return-proc.rb:13:in `block in &lt;main&gt;': unexpected return (LocalJumpError)</text:span></text:p>
            <text:p><text:span text:style-name="T1"><text:s text:c="8"/></text:span><text:span text:style-name="T1">from return-proc.rb:4:in `call'</text:span></text:p>
            <text:p><text:span text:style-name="T1"><text:s text:c="8"/></text:span><text:span text:style-name="T1">from return-proc.rb:4:in `m'</text:span></text:p>
            <text:p><text:span text:style-name="T1"><text:s text:c="8"/></text:span><text:span text:style-name="T1">from return-proc.rb:17:in `&lt;main&gt;'</text:span></text:p>
            <text:p><text:span text:style-name="T1"/></text:p>
          </draw:text-box>
        </draw:frame>
        <draw:frame draw:style-name="gr11" draw:text-style-name="P1" xml:id="id18" draw:id="id18" draw:layer="layout" svg:width="15.2cm" svg:height="11.153cm" svg:x="35cm" svg:y="13.3cm">
          <draw:text-box>
            <text:p><text:span text:style-name="T1">class C</text:span></text:p>
            <text:p><text:span text:style-name="T1"><text:s/></text:span><text:span text:style-name="T1">def m</text:span></text:p>
            <text:p><text:span text:style-name="T1"><text:s text:c="3"/></text:span><text:span text:style-name="T1">puts 1</text:span></text:p>
            <text:p><text:span text:style-name="T1"><text:s text:c="3"/></text:span><text:span text:style-name="T1">yield</text:span></text:p>
            <text:p><text:span text:style-name="T1"><text:s text:c="3"/></text:span><text:span text:style-name="T1">puts 2</text:span></text:p>
            <text:p><text:span text:style-name="T1"><text:s/></text:span><text:span text:style-name="T1">end</text:span></text:p>
            <text:p><text:span text:style-name="T1">end</text:span></text:p>
            <text:p><text:span text:style-name="T1"/></text:p>
            <text:p><text:span text:style-name="T1">c = C.new</text:span></text:p>
            <text:p><text:span text:style-name="T1"/></text:p>
            <text:p><text:span text:style-name="T1">c.m do</text:span></text:p>
            <text:p><text:span text:style-name="T1"><text:s text:c="2"/></text:span><text:span text:style-name="T1">puts 0.1</text:span></text:p>
            <text:p><text:span text:style-name="T1"><text:s text:c="2"/></text:span><text:span text:style-name="T1">return</text:span></text:p>
            <text:p><text:span text:style-name="T1"><text:s text:c="2"/></text:span><text:span text:style-name="T1">puts 0.2</text:span></text:p>
            <text:p><text:span text:style-name="T1">end</text:span></text:p>
            <text:p><text:span text:style-name="T1"/></text:p>
            <text:p><text:span text:style-name="T1">Produce:</text:span></text:p>
            <text:p><text:span text:style-name="T1">1</text:span></text:p>
            <text:p><text:span text:style-name="T1">0.1</text:span></text:p>
            <text:p><text:span text:style-name="T1">return-proc.rb:13:in `block in &lt;main&gt;': unexpected return (LocalJumpError)</text:span></text:p>
            <text:p><text:span text:style-name="T1"><text:s text:c="8"/></text:span><text:span text:style-name="T1">from return-proc.rb:4:in `m'</text:span></text:p>
            <text:p><text:span text:style-name="T1"><text:s text:c="8"/></text:span><text:span text:style-name="T1">from return-proc.rb:11:in `&lt;main&gt;'</text:span></text:p>
            <text:p><text:span text:style-name="T1"/></text:p>
          </draw:text-box>
        </draw:frame>
        <draw:connector draw:style-name="gr4" draw:text-style-name="P3" draw:layer="layout" draw:type="curve" svg:x1="12.9cm" svg:y1="11.7cm" svg:x2="4.4cm" svg:y2="8.6cm" draw:start-shape="id7" draw:start-glue-point="3" draw:end-shape="id13" svg:d="M12900 11700c-6375 0-2125-3100-8500-3100" svg:viewBox="0 0 8501 3101">
          <text:p/>
        </draw:connector>
        <draw:connector draw:style-name="gr4" draw:text-style-name="P3" draw:layer="layout" draw:type="curve" svg:x1="12.9cm" svg:y1="11.7cm" svg:x2="10.1cm" svg:y2="13.3cm" draw:start-shape="id7" draw:start-glue-point="3" draw:end-shape="id14" draw:end-glue-point="0" svg:d="M12900 11700c-1867 0-2800 533-2800 1600" svg:viewBox="0 0 2801 1601">
          <text:p/>
        </draw:connector>
        <draw:connector draw:style-name="gr4" draw:text-style-name="P3" draw:layer="layout" draw:type="curve" svg:x1="19.463cm" svg:y1="14.425cm" svg:x2="14.35cm" svg:y2="28.8cm" draw:start-shape="id4" draw:start-glue-point="2" draw:end-shape="id15" draw:end-glue-point="0" svg:d="M19463 14425c0 10782-5113 3595-5113 14375" svg:viewBox="0 0 5114 14376">
          <text:p/>
        </draw:connector>
        <draw:connector draw:style-name="gr4" draw:text-style-name="P3" draw:layer="layout" draw:type="curve" svg:x1="19.463cm" svg:y1="14.425cm" svg:x2="19.4cm" svg:y2="32.55cm" draw:start-shape="id4" draw:start-glue-point="2" draw:end-shape="id16" draw:end-glue-point="3" svg:d="M19463 14425c0 9057-282 7547-485 9814s-328 8311 422 8311" svg:viewBox="0 0 641 18126">
          <text:p/>
        </draw:connector>
        <draw:connector draw:style-name="gr4" draw:text-style-name="P3" draw:layer="layout" draw:type="curve" svg:x1="19.463cm" svg:y1="14.425cm" svg:x2="27cm" svg:y2="26.477cm" draw:start-shape="id4" draw:start-glue-point="2" draw:end-shape="id17" draw:end-glue-point="3" svg:d="M19463 14425c0 8035 2512 12052 7537 12052" svg:viewBox="0 0 7538 12053">
          <text:p/>
        </draw:connector>
        <draw:connector draw:style-name="gr4" draw:text-style-name="P3" draw:layer="layout" draw:type="curve" svg:x1="19.463cm" svg:y1="14.425cm" svg:x2="35cm" svg:y2="18.876cm" draw:start-shape="id4" draw:start-glue-point="2" draw:end-shape="id18" draw:end-glue-point="3" svg:d="M19463 14425c0 2968 5179 4451 15537 4451" svg:viewBox="0 0 15538 4452">
          <text:p/>
        </draw:connector>
        <draw:frame draw:style-name="gr12" draw:text-style-name="P1" xml:id="id19" draw:id="id19" draw:layer="layout" svg:width="11.4cm" svg:height="0.725cm" svg:x="0.7cm" svg:y="30cm">
          <draw:text-box>
            <text:p><text:span text:style-name="T1">Act like method(arity, return method)</text:span></text:p>
          </draw:text-box>
        </draw:frame>
        <draw:connector draw:style-name="gr4" draw:text-style-name="P3" draw:layer="layout" draw:type="curve" svg:x1="2.6cm" svg:y1="14.5cm" svg:x2="6.4cm" svg:y2="30cm" draw:start-shape="id13" draw:start-glue-point="2" draw:end-shape="id19" svg:d="M2600 14500c0 11625 3800 3875 3800 15500" svg:viewBox="0 0 3801 15501">
          <text:p/>
        </draw:connector>
        <draw:connector draw:style-name="gr4" draw:text-style-name="P3" draw:layer="layout" draw:type="curve" svg:x1="10.1cm" svg:y1="25.7cm" svg:x2="6.4cm" svg:y2="30cm" draw:start-shape="id14" draw:start-glue-point="2" draw:end-shape="id19" draw:end-glue-point="0" svg:d="M10100 25700c0 3225-3700 1075-3700 4300" svg:viewBox="0 0 3701 4301">
          <text:p/>
        </draw:connector>
        <draw:frame draw:style-name="gr13" draw:text-style-name="P1" xml:id="id20" draw:id="id20" draw:layer="layout" svg:width="9.9cm" svg:height="0.725cm" svg:x="24.884cm" svg:y="43.835cm">
          <draw:text-box>
            <text:p><text:span text:style-name="T1">Execute return in the context where it was defined</text:span></text:p>
          </draw:text-box>
        </draw:frame>
        <draw:connector draw:style-name="gr4" draw:text-style-name="P3" draw:layer="layout" draw:type="curve" svg:x1="14.35cm" svg:y1="40.2cm" svg:x2="34.784cm" svg:y2="44.197cm" draw:start-shape="id15" draw:start-glue-point="2" draw:end-shape="id20" draw:end-glue-point="1" svg:d="M14350 40200c0 2727 10467 2272 15763 2590s5421 1407 4671 1407" svg:viewBox="0 0 20767 3998">
          <text:p/>
        </draw:connector>
        <draw:connector draw:style-name="gr4" draw:text-style-name="P3" draw:layer="layout" draw:type="curve" svg:x1="27.1cm" svg:y1="38.601cm" svg:x2="34.784cm" svg:y2="44.197cm" draw:start-shape="id16" draw:start-glue-point="2" draw:end-shape="id20" draw:end-glue-point="1" svg:d="M27100 38601c0 3925 4092 3270 6201 3688s2233 1908 1483 1908" svg:viewBox="0 0 8104 5597">
          <text:p/>
        </draw:connector>
        <draw:connector draw:style-name="gr4" draw:text-style-name="P3" draw:layer="layout" draw:type="curve" svg:x1="34.85cm" svg:y1="32.765cm" svg:x2="34.784cm" svg:y2="44.197cm" draw:start-shape="id17" draw:start-glue-point="2" draw:end-shape="id20" draw:end-glue-point="1" svg:d="M34850 32765c0 8302 217 6918 388 7701s296 3731-454 3731" svg:viewBox="0 0 585 11433">
          <text:p/>
        </draw:connector>
        <draw:connector draw:style-name="gr4" draw:text-style-name="P3" draw:layer="layout" draw:type="curve" svg:x1="42.6cm" svg:y1="24.453cm" svg:x2="34.784cm" svg:y2="44.197cm" draw:start-shape="id18" draw:start-glue-point="2" draw:end-shape="id20" draw:end-glue-point="1" svg:d="M42600 24453c0 13163-2605 19744-7816 19744" svg:viewBox="0 0 7817 19745">
          <text:p/>
        </draw:connector>
        <draw:connector draw:style-name="gr4" draw:text-style-name="P4" draw:layer="layout" draw:type="curve" draw:line-skew="3.445cm" svg:x1="22.876cm" svg:y1="1.25cm" svg:x2="35cm" svg:y2="18.876cm" draw:start-shape="id1" draw:start-glue-point="10" draw:end-shape="id18" svg:d="M22876 1250c14262 0 8200 17626 12124 17626" svg:viewBox="0 0 12125 176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35cm" fo:margin-bottom="0.122cm" fo:margin-left="0.184cm" fo:margin-right="0.31cm" fo:page-width="50.1cm" fo:page-height="4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22:19:19.599000000</meta:creation-date>
    <dc:date>2015-05-20T10:21:06.135000000</dc:date>
    <meta:editing-duration>PT16M49S</meta:editing-duration>
    <meta:editing-cycles>4</meta:editing-cycles>
    <meta:generator>LibreOffice/4.2.7.2$Windows_x86 LibreOffice_project/933c0aa564ec4f8883ed5732c866db48dca4dac5</meta:generator>
    <meta:document-statistic meta:object-count="49"/>
  </office:meta>
</office:document-meta>
</file>